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9cm" svg:x="8.6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1.9cm" svg:x="8cm" svg:y="5.2cm">
          <text:p text:style-name="P1">In : Imag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.1cm" svg:x="8cm" svg:y="8.6cm">
          <text:p text:style-name="P2"><text:span text:style-name="T1">Apply Graysca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3cm" svg:y1="3.8cm" svg:x2="10.3cm" svg:y2="5.3cm">
          <text:p/>
        </draw:line>
        <draw:line draw:style-name="gr4" draw:text-style-name="P3" draw:layer="layout" svg:x1="10.4cm" svg:y1="7.1cm" svg:x2="10.4cm" svg:y2="8.8cm">
          <text:p/>
        </draw:line>
        <draw:custom-shape draw:style-name="gr3" draw:text-style-name="P1" draw:layer="layout" svg:width="5cm" svg:height="2.1cm" svg:x="2cm" svg:y="12.4cm">
          <text:p text:style-name="P4">Apply Elastic</text:p>
          <text:p text:style-name="P1">Distor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4cm" svg:y1="10.7cm" svg:x2="4.4cm" svg:y2="12.5cm">
          <text:p/>
        </draw:line>
        <draw:custom-shape draw:style-name="gr3" draw:text-style-name="P1" draw:layer="layout" svg:width="5cm" svg:height="2.1cm" svg:x="1.9cm" svg:y="15.8cm">
          <text:p text:style-name="P1">Noice Reduc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4.3cm" svg:y1="14.1cm" svg:x2="4.3cm" svg:y2="15.8cm">
          <text:p/>
        </draw:line>
        <draw:custom-shape draw:style-name="gr3" draw:text-style-name="P1" draw:layer="layout" svg:width="5cm" svg:height="2.1cm" svg:x="2cm" svg:y="8.6cm">
          <text:p text:style-name="P1">Apply Rot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.1cm" svg:x="2cm" svg:y="19.5cm">
          <text:p text:style-name="P1">Check Pixels</text:p>
          <text:p text:style-name="P1">For Variatio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9.6cm" svg:x2="8.1cm" svg:y2="9.6cm">
          <text:p/>
        </draw:line>
        <draw:line draw:style-name="gr4" draw:text-style-name="P3" draw:layer="layout" svg:x1="4.4cm" svg:y1="17.9cm" svg:x2="4.4cm" svg:y2="19.6cm">
          <text:p/>
        </draw:line>
        <draw:line draw:style-name="gr4" draw:text-style-name="P3" draw:layer="layout" svg:x1="4.4cm" svg:y1="21.6cm" svg:x2="4.4cm" svg:y2="23.3cm">
          <text:p/>
        </draw:line>
        <draw:custom-shape draw:style-name="gr5" draw:text-style-name="P1" draw:layer="layout" svg:width="5.1cm" svg:height="2.1cm" svg:x="2cm" svg:y="23.3cm">
          <text:p text:style-name="P1">Label Dat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.1cm" svg:x="8.4cm" svg:y="23.3cm">
          <text:p text:style-name="P1">Trained Datase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478cm" svg:y1="24.3cm" svg:x2="15.378cm" svg:y2="24.3cm">
          <text:p/>
        </draw:line>
        <draw:line draw:style-name="gr4" draw:text-style-name="P3" draw:layer="layout" svg:x1="6.8cm" svg:y1="24.3cm" svg:x2="8.7cm" svg:y2="24.3cm">
          <text:p/>
        </draw:line>
        <draw:custom-shape draw:style-name="gr3" draw:text-style-name="P1" draw:layer="layout" svg:width="5cm" svg:height="2.1cm" svg:x="15.1cm" svg:y="23.3cm">
          <text:p text:style-name="P1">Train Neural</text:p>
          <text:p text:style-name="P1">Network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cm" svg:y1="20.4cm" svg:x2="8.5cm" svg:y2="20.4cm">
          <text:p/>
        </draw:line>
        <draw:custom-shape draw:style-name="gr3" draw:text-style-name="P1" draw:layer="layout" svg:width="5cm" svg:height="2.1cm" svg:x="8.242cm" svg:y="19.405cm">
          <text:p text:style-name="P1">Test Using</text:p>
          <text:p text:style-name="P1">Trained Network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1cm" svg:y1="20.3cm" svg:x2="15cm" svg:y2="20.3cm">
          <text:p/>
        </draw:line>
        <draw:custom-shape draw:style-name="gr1" draw:text-style-name="P1" draw:layer="layout" svg:width="3.5cm" svg:height="1.9cm" svg:x="14.964cm" svg:y="19.383cm">
          <text:p text:style-name="P1">Out :</text:p>
          <text:p text:style-name="P1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Abhishek Keshri</meta:initial-creator>
    <meta:creation-date>2019-09-06T23:41:38.811776460</meta:creation-date>
    <dc:date>2019-09-07T00:35:33.648059145</dc:date>
    <dc:creator>Abhishek Keshri</dc:creator>
    <meta:editing-duration>PT1M22S</meta:editing-duration>
    <meta:editing-cycles>1</meta:editing-cycles>
    <meta:document-statistic meta:object-count="23"/>
    <meta:generator>LibreOffice/6.3.0.4$Linux_X86_64 LibreOffice_project/30$Build-4</meta:generator>
  </office:meta>
</office:document-meta>
</file>